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3542in" fo:margin-left="0.5722in" fo:margin-top="0in" fo:margin-bottom="0in" table:align="left" style:writing-mode="lr-tb"/>
    </style:style>
    <style:style style:name="Table1.A" style:family="table-column">
      <style:table-column-properties style:column-width="0.4896in"/>
    </style:style>
    <style:style style:name="Table1.B" style:family="table-column">
      <style:table-column-properties style:column-width="4.8639in"/>
    </style:style>
    <style:style style:name="Table1.1" style:family="table-row">
      <style:table-row-properties fo:keep-together="auto"/>
    </style:style>
    <style:style style:name="Table1.A1" style:family="table-cell">
      <style:table-cell-properties style:vertical-align="middle" fo:padding-left="0.0257in" fo:padding-right="0.0104in" fo:padding-top="0.0104in" fo:padding-bottom="0.0104in" fo:border="2.25pt outset #000000"/>
    </style:style>
    <style:style style:name="Table1.A2" style:family="table-cell">
      <style:table-cell-properties fo:padding-left="0.0257in" fo:padding-right="0.0104in" fo:padding-top="0.0104in" fo:padding-bottom="0.0104in" fo:border="2.25pt outset #000000"/>
    </style:style>
    <style:style style:name="Table1.B2" style:family="table-cell">
      <style:table-cell-properties fo:padding-left="0.0257in" fo:padding-right="0.0104in" fo:padding-top="0.0104in" fo:padding-bottom="0.0104in" fo:border="2.25pt outset #000000"/>
    </style:style>
    <style:style style:name="Table1.A3" style:family="table-cell">
      <style:table-cell-properties fo:padding-left="0.0257in" fo:padding-right="0.0104in" fo:padding-top="0.0104in" fo:padding-bottom="0.0104in" fo:border="2.25pt outset #000000"/>
    </style:style>
    <style:style style:name="Table1.B3" style:family="table-cell">
      <style:table-cell-properties fo:padding-left="0.0257in" fo:padding-right="0.0104in" fo:padding-top="0.0104in" fo:padding-bottom="0.0104in" fo:border="2.25pt outset #000000"/>
    </style:style>
    <style:style style:name="Table1.A4" style:family="table-cell">
      <style:table-cell-properties fo:padding-left="0.0257in" fo:padding-right="0.0104in" fo:padding-top="0.0104in" fo:padding-bottom="0.0104in" fo:border="2.25pt outset #000000"/>
    </style:style>
    <style:style style:name="Table1.B4" style:family="table-cell">
      <style:table-cell-properties fo:padding-left="0.0257in" fo:padding-right="0.0104in" fo:padding-top="0.0104in" fo:padding-bottom="0.0104in" fo:border="2.25pt outset #000000"/>
    </style:style>
    <style:style style:name="Table1.A5" style:family="table-cell">
      <style:table-cell-properties fo:padding-left="0.0257in" fo:padding-right="0.0104in" fo:padding-top="0.0104in" fo:padding-bottom="0.0104in" fo:border="2.25pt outset #000000"/>
    </style:style>
    <style:style style:name="Table1.B5" style:family="table-cell">
      <style:table-cell-properties fo:padding-left="0.0257in" fo:padding-right="0.0104in" fo:padding-top="0.0104in" fo:padding-bottom="0.0104in" fo:border="2.25pt outset #000000"/>
    </style:style>
    <style:style style:name="P1" style:family="paragraph" style:parent-style-name="Standard">
      <style:text-properties fo:font-style="normal" officeooo:rsid="001397af" officeooo:paragraph-rsid="001397af" style:font-style-asian="normal" style:font-style-complex="normal"/>
    </style:style>
    <style:style style:name="P2" style:family="paragraph" style:parent-style-name="Standard">
      <style:text-properties officeooo:paragraph-rsid="0013157c"/>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1945in" fo:margin-bottom="0.1945in" loext:contextual-spacing="false" fo:line-height="100%" fo:text-align="justify" style:justify-single-word="false"/>
    </style:style>
    <style:style style:name="P6" style:family="paragraph" style:parent-style-name="Heading_20_1">
      <style:text-properties officeooo:paragraph-rsid="0013157c"/>
    </style:style>
    <style:style style:name="P7" style:family="paragraph" style:parent-style-name="Title" style:master-page-name="Standard">
      <style:paragraph-properties style:page-number="auto"/>
      <style:text-properties officeooo:rsid="0013157c" officeooo:paragraph-rsid="0013157c"/>
    </style:style>
    <style:style style:name="T1" style:family="text">
      <style:text-properties fo:background-color="#ffff00"/>
    </style:style>
    <style:style style:name="T2" style:family="text">
      <style:text-properties fo:font-style="italic" style:font-style-asian="italic"/>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officeooo:rsid="0013157c"/>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loext:char-shading-value="0" fo:background-color="#ffff00"/>
    </style:style>
    <style:style style:name="T9" style:family="text">
      <style:text-properties fo:font-style="normal" officeooo:rsid="0013157c"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Top"/><text:span text:style-name="T6">Hu$</text:span>hBidz</text:p>
      <text:h text:style-name="Heading_20_1" text:outline-level="1">Project Overview</text:h>
      <text:p text:style-name="Standard"><text:bookmark-start text:name="Team"/>This project aims to build a system for running an auction at a school or church activity.</text:p>
      <text:p text:style-name="Standard">The auction syste<text:span text:style-name="T5">­</text:span>m will be for managing a live event, not running an online auction like e-bay. It aims to replace paper voting with a mobile phone system so that people can know what they’ve spent so far and will also help tally the results at the end of the night. The system will su<text:bookmark text:name="_GoBack"/>pport both a silent auction and a live auction and be capable of running on a PC (for an administrator) and iOS and Android mobile devices.</text:p>
      <text:h text:style-name="P6" text:outline-level="1">Team Organization<text:bookmark-end text:name="Team"/></text:h>
      <text:p text:style-name="P2"><text:span text:style-name="T9">With a mere four team members, we adopt an egalitarian social organization which is stratified perhaps only implicitly over time through merit and cumulative social respect. Any team member may put forth proposals and new ideas, and decisions are made via consensus. The division of labor is agreed upon from each according to their willingness and technical abilities. Initial impressions suggest that we are a relatively ego-less lot, but our organization is not rigid and may adapt to accommodate collective action difficulties as they arise. </text:span></text:p>
      <text:h text:style-name="Heading_20_1" text:outline-level="1"><text:bookmark-start text:name="Process"/>Software Development Process<text:bookmark-end text:name="Process"/></text:h>
      <text:p text:style-name="Standard">The development will be broken up into five phases. <text:s/>Each phase will be a little like a Sprint in an Agile method and a little like an iteration in a Spiral process. <text:s/>Specifically, each phase will be like a Sprint, in that work to be done will be organized into small tasks, placed into a “backlog”, and prioritized. <text:s text:c="2"/>Then, using on time-box scheduling, the team will decide which tasks the phase (Sprint) will address. <text:s/>The team will use a Scrum Board to keep track of tasks in the backlog, those that will be part of the current Sprint, those in progress, and those that are done.</text:p>
      <text:p text:style-name="Standard">Each phase will also be a little like an iteration in a Spiral process, in that each phase will include some risk analysis and that any development activity (requirements capture, analysis, design, implementation, etc.) can be done during any phase. <text:s/>Early phases will focus on understanding (requirements capture and analysis) and subsequent phases will focus on design and implementation. <text:s/>Each phase will include a retrospective.</text:p>
      <table:table table:name="Table1" table:style-name="Table1">
        <table:table-column table:style-name="Table1.A"/>
        <table:table-column table:style-name="Table1.B"/>
        <table:table-row table:style-name="Table1.1">
          <table:table-cell table:style-name="Table1.A1" office:value-type="string">
            <text:p text:style-name="P4"><text:span text:style-name="T3">Phase</text:span></text:p>
          </table:table-cell>
          <table:table-cell table:style-name="Table1.A1" office:value-type="string">
            <text:p text:style-name="P4"><text:span text:style-name="T3">Iteration</text:span></text:p>
          </table:table-cell>
        </table:table-row>
        <table:table-row table:style-name="Table1.1">
          <table:table-cell table:style-name="Table1.A2" office:value-type="string">
            <text:p text:style-name="P3"><text:span text:style-name="T4">1.</text:span></text:p>
          </table:table-cell>
          <table:table-cell table:style-name="Table1.B2" office:value-type="string">
            <text:p text:style-name="P3"><text:span text:style-name="T4">Phase 1 - Requirements Capture</text:span></text:p>
          </table:table-cell>
        </table:table-row>
        <table:table-row table:style-name="Table1.1">
          <table:table-cell table:style-name="Table1.A3" office:value-type="string">
            <text:p text:style-name="P3"><text:span text:style-name="T4">2.</text:span></text:p>
          </table:table-cell>
          <table:table-cell table:style-name="Table1.B3" office:value-type="string">
            <text:p text:style-name="P3"><text:span text:style-name="T4">Phase 2 - Analysis, Architectural, UI, and DB Design</text:span></text:p>
          </table:table-cell>
        </table:table-row>
        <table:table-row table:style-name="Table1.1">
          <table:table-cell table:style-name="Table1.A4" office:value-type="string">
            <text:p text:style-name="P3"><text:span text:style-name="T4">3</text:span></text:p>
          </table:table-cell>
          <table:table-cell table:style-name="Table1.B4" office:value-type="string">
            <text:p text:style-name="P3"><text:span text:style-name="T4">Phase 3 - Implementation, and Unit Testing</text:span></text:p>
          </table:table-cell>
        </table:table-row>
        <table:table-row table:style-name="Table1.1">
          <table:table-cell table:style-name="Table1.A5" office:value-type="string">
            <text:p text:style-name="P3"><text:span text:style-name="T4">4</text:span></text:p>
          </table:table-cell>
          <table:table-cell table:style-name="Table1.B5" office:value-type="string">
            <text:p text:style-name="P3"><text:span text:style-name="T4">Phase 4 - More Implementation and Testing </text:span></text:p>
          </table:table-cell>
        </table:table-row>
      </table:table>
      <text:p text:style-name="Standard"/>
      <text:p text:style-name="Standard"><text:soft-page-break/>We will use Unified Modeling Language (UML) to document user goals, structural concepts, component interactions, and behaviors.</text:p>
      <text:h text:style-name="Heading_20_1" text:outline-level="1">Communication policies, procedures, and tools</text:h>
      <text:p text:style-name="P1"><text:span text:style-name="T6">Our team is to communicate via Telegram for day-to-day purposes, and via individually-scheduled video conferences or in-person meetings when they are decided to be needed or beneficial. Team members may communicate at any hour on any day of the week but with the general expectation of limiting most communication to reasonable waking hours on weekdays and Saturdays. Members wishing to not be disturbed during certain hours are free to utilize Telegram’s “Mute” features and notification configuration to control disturbances. </text:span><text:span text:style-name="T1"><text:s/></text:span></text:p>
      <text:h text:style-name="Heading_20_1" text:outline-level="1">Configuration Management</text:h>
      <text:p text:style-name="P5"><text:span text:style-name="T4">See the README.md in the Git repository.</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0pt" fo:letter-spacing="0.0035in" style:letter-kerning="true" style:font-name-asian="ＭＳ ゴシック" style:font-family-asian="'ＭＳ ゴシック'" style:font-family-generic-asian="system" style:font-pitch-asian="variable" style:font-size-asian="20pt" style:font-name-complex="F" style:font-family-generic-complex="system" style:font-pitch-complex="variable" style:font-size-complex="2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6pt" fo:letter-spacing="0.0102in" fo:font-style="italic" style:font-name-asian="ＭＳ ゴシック" style:font-family-asian="'ＭＳ ゴシック'"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Title_20_Char" style:display-name="Title Char" style:family="text" style:parent-style-name="Default_20_Paragraph_20_Font">
      <style:text-properties fo:color="#17365d" style:font-name="Cambria" fo:font-family="Cambria" style:font-family-generic="roman" style:font-pitch="variable" fo:font-size="20pt" fo:letter-spacing="0.0035in" style:letter-kerning="true" style:font-name-asian="ＭＳ ゴシック" style:font-family-asian="'ＭＳ ゴシック'" style:font-family-generic-asian="system" style:font-pitch-asian="variable" style:font-size-asian="20pt" style:font-name-complex="F" style:font-family-generic-complex="system" style:font-pitch-complex="variable" style:font-size-complex="2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102in" fo:font-style="italic" style:font-name-asian="ＭＳ ゴシック" style:font-family-asian="'ＭＳ ゴシック'"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raza</meta:initial-creator>
    <meta:editing-cycles>11</meta:editing-cycles>
    <meta:print-date>2013-01-24T00:23:00</meta:print-date>
    <meta:creation-date>2014-01-10T15:40:00</meta:creation-date>
    <dc:date>2019-09-21T11:47:10.881370845</dc:date>
    <meta:editing-duration>PT1H9M49S</meta:editing-duration>
    <meta:generator>LibreOffice/6.0.7.3$Linux_X86_64 LibreOffice_project/00m0$Build-3</meta:generator>
    <meta:document-statistic meta:table-count="1" meta:image-count="0" meta:object-count="0" meta:page-count="2" meta:paragraph-count="24" meta:word-count="505" meta:character-count="3096" meta:non-whitespace-character-count="260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